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style:font-name="monospace" fo:font-weight="bold"/>
    </style:style>
    <style:style style:name="T4" style:family="text">
      <style:text-properties fo:font-size="12pt" fo:font-weight="bold"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8623260" text:style-name="L1">
        <text:list-item>
          <text:p text:style-name="P1">what exactly is being output by Sample Program 1 (what is the <text:span text:style-name="T1">meaning </text:span>of the output values) ?<text:line-break/><text:line-break/><text:span text:style-name="T2">Sample program 1 places the variable FOO into shared memory. Then it attaches the current process to the shared memory. Then, when the process is in its critical section we access the variable FOO to increment the shared memory pointer by FOO. The output shows the size of the shared memory.</text:span></text:p>
          <text:p text:style-name="P1"/>
        </text:list-item>
        <text:list-item>
          <text:p text:style-name="P1">describe the meaning / purpose of each argument used by the <text:span text:style-name="Teletype"><text:span text:style-name="T4">shmget()</text:span></text:span> function call.<text:line-break/></text:p>
          <text:p text:style-name="P1"><text:span text:style-name="T2">IPC_PRIVATE – shared memory cannot be accessed by another process<text:line-break/><text:line-break/>FOO – The size of memory to allocate to shared memory<text:line-break/><text:line-break/>IPC_CREAT – Creates a new shared memory segment</text:span></text:p>
          <text:p text:style-name="P1"><text:span text:style-name="T2"/></text:p>
          <text:p text:style-name="P1"><text:span text:style-name="T2">S_IRUSR – Allows the user to read from shared memory<text:line-break/></text:span></text:p>
          <text:p text:style-name="P1"><text:span text:style-name="T2">S_IWUSR – Allows the user to write to shared memory</text:span><text:line-break/></text:p>
        </text:list-item>
        <text:list-item>
          <text:p text:style-name="P1">describe two specific uses of the <text:span text:style-name="T3">shmctl()</text:span> function call<text:line-break/><text:line-break/><text:span text:style-name="T2">One useful thing shmctl() can do is return information about the shared memory segment. It can also free a shared memory segment.</text:span></text:p>
          <text:p text:style-name="P1"/>
        </text:list-item>
        <text:list-item>
          <text:p text:style-name="P1">using <text:span text:style-name="T3">shmctl()</text:span>, modify Sample Program 1 so that it prints out the size of the shared memory segment<text:line-break/><text:line-break/><text:span text:style-name="T2">SEE ATTACHED</text:span><text:line-break/><text:line-break/></text:p>
          <text:p text:style-name="P1"/>
        </text:list-item>
        <text:list-item>
          <text:p text:style-name="P1">submit your script<text:line-break/><text:line-break/><text:span text:style-name="T2">SEE ATTACH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letype"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2/14/13<text:tab/>Lab 6<text:tab/>Ryan Abel</text:p>
        <text:p text:style-name="Header"><text:tab/><text:tab/>Corey Jon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ta:initial-creator>
    <meta:creation-date>2013-02-14T13:37:48</meta:creation-date>
    <meta:generator>LibreOffice/3.4$Unix LibreOffice_project/340m1$Build-502</meta:generator>
    <dc:date>2013-02-14T14:21:20</dc:date>
    <dc:creator>Abel </dc:creator>
    <meta:editing-duration>PT43M32S</meta:editing-duration>
    <meta:editing-cycles>2</meta:editing-cycles>
    <meta:document-statistic meta:table-count="0" meta:image-count="0" meta:object-count="0" meta:page-count="1" meta:paragraph-count="10" meta:word-count="200" meta:character-count="1124" meta:non-whitespace-character-count="926"/>
  </office:meta>
</office:document-meta>
</file>